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9ef0a" officeooo:paragraph-rsid="0019ef0a" style:font-size-asian="10pt" style:font-size-complex="10pt"/>
    </style:style>
    <style:style style:name="P2" style:family="paragraph" style:parent-style-name="Standard">
      <style:text-properties fo:font-size="10pt" officeooo:rsid="001bc7ad" officeooo:paragraph-rsid="001bc7ad" style:font-size-asian="10pt" style:font-size-complex="10pt"/>
    </style:style>
    <style:style style:name="P3" style:family="paragraph" style:parent-style-name="Standard">
      <style:text-properties fo:font-size="10pt" officeooo:rsid="001bc7ad" officeooo:paragraph-rsid="001c7285" style:font-size-asian="10pt" style:font-size-complex="10pt"/>
    </style:style>
    <style:style style:name="P4" style:family="paragraph" style:parent-style-name="Standard">
      <style:text-properties fo:font-size="10pt" officeooo:rsid="001d3535" officeooo:paragraph-rsid="001d3535" style:font-size-asian="10pt" style:font-size-complex="10pt"/>
    </style:style>
    <style:style style:name="P5" style:family="paragraph" style:parent-style-name="Standard">
      <style:text-properties fo:font-size="10pt" officeooo:rsid="001da076" officeooo:paragraph-rsid="001da076" style:font-size-asian="10pt" style:font-size-complex="10pt"/>
    </style:style>
    <style:style style:name="P6" style:family="paragraph" style:parent-style-name="Standard">
      <style:text-properties fo:font-size="10pt" officeooo:rsid="001eba10" officeooo:paragraph-rsid="001eba10" style:font-size-asian="10pt" style:font-size-complex="10pt"/>
    </style:style>
    <style:style style:name="P7" style:family="paragraph" style:parent-style-name="Standard">
      <style:text-properties fo:font-size="10pt" officeooo:rsid="00208337" officeooo:paragraph-rsid="00208337" style:font-size-asian="10pt" style:font-size-complex="10pt"/>
    </style:style>
    <style:style style:name="P8" style:family="paragraph" style:parent-style-name="Standard">
      <style:text-properties fo:font-size="10pt" officeooo:rsid="002213c9" officeooo:paragraph-rsid="002213c9" style:font-size-asian="10pt" style:font-size-complex="10pt"/>
    </style:style>
    <style:style style:name="P9" style:family="paragraph" style:parent-style-name="Standard">
      <style:text-properties fo:font-size="10pt" officeooo:rsid="00223052" officeooo:paragraph-rsid="00223052" style:font-size-asian="10pt" style:font-size-complex="10pt"/>
    </style:style>
    <style:style style:name="P10" style:family="paragraph" style:parent-style-name="Standard">
      <style:text-properties fo:font-size="10pt" officeooo:rsid="002740cb" officeooo:paragraph-rsid="002740cb" style:font-size-asian="10pt" style:font-size-complex="10pt"/>
    </style:style>
    <style:style style:name="P11" style:family="paragraph" style:parent-style-name="Standard">
      <style:text-properties fo:font-size="10pt" officeooo:rsid="00277fbe" officeooo:paragraph-rsid="00277fbe" style:font-size-asian="10pt" style:font-size-complex="10pt"/>
    </style:style>
    <style:style style:name="P12" style:family="paragraph" style:parent-style-name="Standard">
      <style:text-properties fo:font-size="10pt" officeooo:rsid="0027e06f" officeooo:paragraph-rsid="0027e06f" style:font-size-asian="10pt" style:font-size-complex="10pt"/>
    </style:style>
    <style:style style:name="P13" style:family="paragraph" style:parent-style-name="Standard">
      <style:text-properties fo:font-size="10pt" officeooo:rsid="00297deb" officeooo:paragraph-rsid="00297deb" style:font-size-asian="10pt" style:font-size-complex="10pt"/>
    </style:style>
    <style:style style:name="T1" style:family="text">
      <style:text-properties officeooo:rsid="001c7285"/>
    </style:style>
    <style:style style:name="T2" style:family="text">
      <style:text-properties officeooo:rsid="001c9ed3"/>
    </style:style>
    <style:style style:name="T3" style:family="text">
      <style:text-properties officeooo:rsid="001eba10"/>
    </style:style>
    <style:style style:name="T4" style:family="text">
      <style:text-properties officeooo:rsid="0025085b"/>
    </style:style>
    <style:style style:name="T5" style:family="text">
      <style:text-properties officeooo:rsid="00277fbe"/>
    </style:style>
    <style:style style:name="T6" style:family="text">
      <style:text-properties officeooo:rsid="0027e06f"/>
    </style:style>
    <style:style style:name="T7" style:family="text">
      <style:text-properties officeooo:rsid="002ae9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ZIONE PROGETTO PROGRAMMAZIONE AD OGGETTI – Kalk</text:p>
      <text:p text:style-name="P1"/>
      <text:p text:style-name="P1"/>
      <text:p text:style-name="P1">Nome : Stefano</text:p>
      <text:p text:style-name="P1">Cognome : Scaglione</text:p>
      <text:p text:style-name="P1">Matricola : 104833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ABSTRACT </text:p>
      <text:p text:style-name="P2">Relazione progetto Kalk definito nel documento specifiche.pdf fornito dal docente.</text:p>
      <text:p text:style-name="P2">Obiettivo di questo progetto: creazione di una calcolatrice per tipi di dati complessi(es matrici, polinomi etc).</text:p>
      <text:p text:style-name="P2">Poichè il progetto è svolto da un solo studente, il numero di tipi di calcolo forniti da questa implementazione è 3</text:p>
      <text:p text:style-name="P2"/>
      <text:p text:style-name="P2"/>
      <text:p text:style-name="P2">REQUISITI OBBLIGATORI</text:p>
      <text:p text:style-name="P2"/>
      <text:p text:style-name="P2">REQUISITO 1(separazione tra parte logica e GUI <text:s/>del programma): la calcolatrice implementata è completamente indipendente rispetto all’interfaccia grafica ed è (idealmente)possibile utilizzarla eventualmente da riga di comando</text:p>
      <text:p text:style-name="P2"/>
      <text:p text:style-name="P2">REQUISITO 2(numero di tipi di calcolo):Poichè il progetto è stato svolto da un unico studente il numero di tipi di calcolo è 3.</text:p>
      <text:p text:style-name="P2">Tali tipi di calcolo sono : Complessi, Matrici e Polinomi</text:p>
      <text:p text:style-name="P3"/>
      <text:p text:style-name="P3"><text:span text:style-name="T2">REQUISITO 3(sottotipaggio dei tipi di calcolo):</text:span>Ciascuno de<text:span text:style-name="T2">finiti al punto successivo</text:span> è esteso da 2 sottotipi.</text:p>
      <text:p text:style-name="P3"><text:span text:style-name="T1">Tali sottotipi sono : Complessi a coefficienti interi , Complessi a coefficienti reali, Matrici a coefficienti Interi , Matrici a coefficienti Reali , Polinomi a coefficienti interi , Polinomi a coefficienti Reali.</text:span> </text:p>
      <text:p text:style-name="P2"/>
      <text:p text:style-name="P4">REQUISITO 4(implementazione JAVA): Ciascuno dei tipi di calcolo e i relativi sottotipi sono stati implementati in JAVA; Per quanto permesso dal linguaggio si è cercato di strutturare in modo più simile possibile la gerarchia dei tipi di calcolo.</text:p>
      <text:p text:style-name="P4"/>
      <text:p text:style-name="P5">REQUISITO 5(operazioni disponib<text:span text:style-name="T3">i</text:span>li via GUI):Tutte le operazioni disponibili sono state rese disponibili alla GUI </text:p>
      <text:p text:style-name="P5"/>
      <text:p text:style-name="P6">REQUISITO 6(gestione errori):Ciascuna operazione disponibile è stata implementata in modalità più sicura e robusta possibile;sono prevenuti i tipici errori riscontrabili durante un qualsiasi uso della calcolatrice quali errori di underflow e overflow , divisione per zero.</text:p>
      <text:p text:style-name="P2"/>
      <text:p text:style-name="P2"/>
      <text:p text:style-name="P1"/>
      <text:p text:style-name="P7">GERARCHIA TIPI </text:p>
      <text:p text:style-name="P10"/>
      <text:p text:style-name="P10">Complesso : somma , prodotto, differenza e divisione <text:span text:style-name="T5">tra complessi (anche complessi con parte immaginaria a 0 , equivalenti a reali)</text:span></text:p>
      <text:p text:style-name="P10"/>
      <text:p text:style-name="P10">per il sottotipo Complesso a coefficienti interi è resa disponibile l’operazione di calcolo del fattoriale per <text:s/>parte reale e parte immaginaria</text:p>
      <text:p text:style-name="P10"/>
      <text:p text:style-name="P10">per il sottotipo Complesso a coefficienti reali è resa disponibile l’operazione di estrazione di radice quadrata per parte reale e parte immaginaria</text:p>
      <text:p text:style-name="P10"/>
      <text:p text:style-name="P10"/>
      <text:p text:style-name="P11">Matrice : somma , prodotto , differenza tra matrici <text:span text:style-name="T7">di dimensione qualsiasi</text:span></text:p>
      <text:p text:style-name="P11"/>
      <text:p text:style-name="P11">Per il sottotipo Matrice a coefficienti interi è resa disponibile l’operazione di calcolo del fattoriale per ogni elemento componente la matrice intera</text:p>
      <text:p text:style-name="P11"/>
      <text:p text:style-name="P11">Per il sottotipo Matrice a coefficienti reali è resa disponibile l’operazione di estrazione della radice per ogni elemento della matrice <text:span text:style-name="T6">reale</text:span></text:p>
      <text:p text:style-name="P11"/>
      <text:p text:style-name="P11">Polinomio: somma , prodotto , differenza tra polinomi <text:span text:style-name="T7">di qualsiasi numero di monomi</text:span></text:p>
      <text:p text:style-name="P11"/>
      <text:p text:style-name="P12">Per il sottotipo Polinomio a coefficienti interi è resa disponibile l’operazione di calcolo del fattoriale per ogni elemento componente il polinomio </text:p>
      <text:p text:style-name="P11"/>
      <text:p text:style-name="P13">Per il sottotipo Polinomio a coefficienti reali è resa disponibile l’operazione di estrazione della radice quadrata per ogni elemento componente il polinomio</text:p>
      <text:p text:style-name="P11"/>
      <text:p text:style-name="P11"/>
      <text:p text:style-name="P10">GERARCHIA TIPI C++</text:p>
      <text:p text:style-name="P7"/>
      <text:p text:style-name="P7">Gerarchia Tipi : <text:s/>Complesso</text:p>
      <text:p text:style-name="P7"><text:soft-page-break/></text:p>
      <text:p text:style-name="P7">Gerarchia Tipi : Matrice</text:p>
      <text:p text:style-name="P7"/>
      <text:p text:style-name="P7">Gerarchia Tipi : Polinomi</text:p>
      <text:p text:style-name="P7"/>
      <text:p text:style-name="P10">GERARCHIA TIPI JAVA</text:p>
      <text:p text:style-name="P7"/>
      <text:p text:style-name="P8">SISTEMA OPERATIVO DI SVILUPPO</text:p>
      <text:p text:style-name="P8">UBUNTU 16.04 (PC LABORATORIO)</text:p>
      <text:p text:style-name="P8">GNU G++ : 5.4.0</text:p>
      <text:p text:style-name="P8">QT:5.51</text:p>
      <text:p text:style-name="P9">JAVA: 1.8.<text:span text:style-name="T4">0</text:span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t" fo:country="IT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00:26:54.343555406</meta:creation-date>
    <dc:date>2018-01-31T01:02:45.207656925</dc:date>
    <meta:editing-duration>PT25M41S</meta:editing-duration>
    <meta:editing-cycles>16</meta:editing-cycles>
    <meta:generator>LibreOffice/5.2.7.2$Linux_X86_64 LibreOffice_project/20m0$Build-2</meta:generator>
    <meta:document-statistic meta:table-count="0" meta:image-count="0" meta:object-count="0" meta:page-count="3" meta:paragraph-count="37" meta:word-count="470" meta:character-count="3206" meta:non-whitespace-character-count="2764"/>
  </office:meta>
</office:document-meta>
</file>